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5" table:number-rows-spanned="1">
            <text:p>Vals</text:p>
          </table:table-cell>
          <table:covered-table-cell table:number-columns-repeated="4"/>
          <table:table-cell table:style-name="ce1" office:value-type="string" table:number-columns-spanned="4" table:number-rows-spanned="1">
            <text:p>Constants</text:p>
          </table:table-cell>
          <table:covered-table-cell table:number-columns-repeated="3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prop</text:p>
          </table:table-cell>
          <table:table-cell table:style-name="ce2" office:value-type="string">
            <text:p>integ</text:p>
          </table:table-cell>
          <table:table-cell table:style-name="ce2" office:value-type="string">
            <text:p>deriv</text:p>
          </table:table-cell>
          <table:table-cell table:style-name="ce2" office:value-type="string">
            <text:p>sp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table:style-name="ce3" table:formula="of:=7/2" office:value-type="float" office:value="3.5">
            <text:p>3.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0">
            <text:p>250</text:p>
          </table:table-cell>
          <table:table-cell office:value-type="float" office:value="470">
            <text:p>47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700">
            <text:p>700</text:p>
          </table:table-cell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0">
            <text:p>250</text:p>
          </table:table-cell>
          <table:table-cell office:value-type="float" office:value="470">
            <text:p>47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2">02/12/2010</text:date>, <text:time>16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Stone</meta:initial-creator>
    <meta:creation-date>2010-02-12T14:52:16</meta:creation-date>
    <dc:date>2010-02-12T16:45:51</dc:date>
    <dc:creator>Andrew Stone</dc:creator>
    <meta:editing-duration>PT00H52M47S</meta:editing-duration>
    <meta:editing-cycles>6</meta:editing-cycles>
    <meta:generator>OpenOffice.org/3.1$Unix OpenOffice.org_project/310m19$Build-9420</meta:generator>
    <meta:document-statistic meta:table-count="3" meta:cell-count="38" meta:object-count="0"/>
  </office:meta>
</office:document-meta>
</file>